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  <style:text-properties style:font-name="Arial" fo:font-size="10.5pt" officeooo:paragraph-rsid="001a571a" style:font-size-asian="10.5pt" style:font-size-complex="10.5pt"/>
    </style:style>
    <style:style style:name="P2" style:family="paragraph" style:parent-style-name="UrbanBody">
      <style:text-properties style:font-name="Arial" fo:font-size="10.5pt" officeooo:paragraph-rsid="001a571a" style:font-size-asian="10.5pt" style:font-size-complex="10.5pt"/>
    </style:style>
    <style:style style:name="P3" style:family="paragraph" style:parent-style-name="UrbanBody">
      <style:text-properties style:font-name="Arial" fo:font-size="9pt" officeooo:paragraph-rsid="001a571a" style:font-size-asian="9pt" style:font-size-complex="9pt"/>
    </style:style>
    <style:style style:name="P4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paragraph-rsid="001a571a" style:font-size-asian="10.5pt" style:font-style-asian="normal" style:font-size-complex="10.5pt" style:font-style-complex="normal"/>
    </style:style>
    <style:style style:name="P5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rsid="001b9154" officeooo:paragraph-rsid="001b9154" style:font-size-asian="10.5pt" style:font-style-asian="normal" style:font-size-complex="10.5pt" style:font-style-complex="normal"/>
    </style:style>
    <style:style style:name="P6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size-complex="10.5pt"/>
    </style:style>
    <style:style style:name="P8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officeooo:paragraph-rsid="001a571a" style:font-size-asian="10.5pt" style:font-size-complex="10.5pt"/>
    </style:style>
    <style:style style:name="P9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style:text-underline-style="none" fo:font-weight="normal" officeooo:rsid="002bef1c" officeooo:paragraph-rsid="001a571a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Text_20_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style:text-underline-style="none" fo:font-weight="bold" officeooo:rsid="002bef1c" officeooo:paragraph-rsid="002e1e67" fo:background-color="transparent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1" style:family="paragraph" style:parent-style-name="UrbanTitle">
      <style:text-properties style:font-name="Arial" fo:font-size="14pt" officeooo:paragraph-rsid="002bef1c" style:font-size-asian="14pt" style:font-size-complex="14pt"/>
    </style:style>
    <style:style style:name="P12" style:family="paragraph" style:parent-style-name="Frame_20_contents">
      <style:text-properties style:font-name="Arial" fo:font-size="10.5pt" officeooo:paragraph-rsid="00304cd5" style:font-size-asian="10.5pt" style:font-size-complex="10.5pt"/>
    </style:style>
    <style:style style:name="P13" style:family="paragraph" style:parent-style-name="UrbanTitle2">
      <style:text-properties style:font-name="Arial" fo:font-size="10pt" style:text-underline-style="solid" style:text-underline-width="auto" style:text-underline-color="font-color" fo:font-weight="bold" officeooo:paragraph-rsid="00304cd5" style:font-size-asian="10pt" style:font-weight-asian="bold" style:font-size-complex="10pt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text-transform="uppercase"/>
    </style:style>
    <style:style style:name="T2" style:family="text">
      <style:text-properties fo:text-transform="uppercase" officeooo:rsid="00072bdd"/>
    </style:style>
    <style:style style:name="T3" style:family="text">
      <style:text-properties fo:text-transform="uppercase" officeooo:rsid="0022c4d6"/>
    </style:style>
    <style:style style:name="T4" style:family="text">
      <style:text-properties fo:text-transform="uppercase" officeooo:rsid="0022caeb"/>
    </style:style>
    <style:style style:name="T5" style:family="text">
      <style:text-properties fo:text-transform="uppercase" officeooo:rsid="002bef1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line-through-style="none" style:text-line-through-type="none" fo:language="fr" fo:country="FR" fo:background-color="transparent" loext:char-shading-value="0" style:font-weight-asian="normal" style:font-weight-complex="normal"/>
    </style:style>
    <style:style style:name="T8" style:family="text">
      <style:text-properties style:text-underline-style="none" fo:font-weight="normal"/>
    </style:style>
    <style:style style:name="T9" style:family="text">
      <style:text-properties fo:background-color="transparent" loext:char-shading-value="0" style:font-weight-asian="normal" style:font-weight-complex="normal"/>
    </style:style>
    <style:style style:name="T10" style:family="text">
      <style:text-properties officeooo:rsid="00072bdd" fo:background-color="transparent" loext:char-shading-value="0" style:font-weight-asian="normal" style:font-weight-complex="normal"/>
    </style:style>
    <style:style style:name="T11" style:family="text">
      <style:text-properties officeooo:rsid="0003b413" fo:background-color="transparent" loext:char-shading-value="0" style:font-weight-asian="normal" style:font-weight-complex="normal"/>
    </style:style>
    <style:style style:name="T12" style:family="text">
      <style:text-properties officeooo:rsid="00051fc3" fo:background-color="transparent" loext:char-shading-value="0" style:font-weight-asian="normal" style:font-weight-complex="normal"/>
    </style:style>
    <style:style style:name="T13" style:family="text">
      <style:text-properties officeooo:rsid="00001613" fo:background-color="transparent" loext:char-shading-value="0" style:font-weight-asian="normal" style:font-weight-complex="normal"/>
    </style:style>
    <style:style style:name="T14" style:family="text">
      <style:text-properties officeooo:rsid="0001c069" fo:background-color="transparent" loext:char-shading-value="0" style:font-weight-asian="normal" style:font-weight-complex="normal"/>
    </style:style>
    <style:style style:name="T15" style:family="text">
      <style:text-properties officeooo:rsid="002bd8d1" fo:background-color="transparent" loext:char-shading-value="0" style:font-weight-asian="normal" style:font-weight-complex="normal"/>
    </style:style>
    <style:style style:name="T16" style:family="text">
      <style:text-properties officeooo:rsid="002bef1c" fo:background-color="transparent" loext:char-shading-value="0" style:font-weight-asian="normal" style:font-weight-complex="normal"/>
    </style:style>
    <style:style style:name="T17" style:family="text">
      <style:text-properties fo:font-style="normal" officeooo:rsid="002bef1c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fo:font-style="normal" officeooo:rsid="002ca0de" fo:background-color="transparent" loext:char-shading-value="0" style:font-style-asian="normal" style:font-weight-asian="normal" style:font-style-complex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3fb73f" style:font-style-asian="normal" style:font-style-complex="normal"/>
    </style:style>
    <style:style style:name="T21" style:family="text">
      <style:text-properties officeooo:rsid="0022109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-0.011cm" svg:y="-0.011cm" svg:width="7.13cm" svg:height="5.717cm" draw:z-index="0"><draw:text-box><text:p text:style-name="Standard"><office:annotation><dc:creator>sde </dc:creator><dc:date>2011-07-26T10:00:42</dc:date><text:p text:style-name="P14"><text:span text:style-name="T22">do text</text:span></text:p><text:p text:style-name="P14"><text:span text:style-name="T22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><draw:frame draw:style-name="fr1" draw:name="Cadre1" text:anchor-type="paragraph" svg:x="7.77cm" svg:y="0.009cm" svg:width="7.631cm" svg:height="3.237cm" draw:z-index="1"><draw:text-box><text:p text:style-name="P12">S<text:span text:style-name="T21">PW - </text:span>Département des Permis et Autorisations</text:p><text:p text:style-name="P12"><text:span text:style-name="Emphasis"><text:span text:style-name="T19">Avenue Prince de Liège, 15<text:line-break/>5100 </text:span></text:span><text:span text:style-name="Emphasis"><text:span text:style-name="T20">Namur</text:span></text:span></text:p><text:p text:style-name="P13">RECOMMANDÉ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text:span text:style-name="T3">ATTESTATION</text:span><text:span text:style-name="T1"> d'affichage</text:span></text:p>
      <text:p text:style-name="P11"><text:span text:style-name="T5">DE DÉCISION </text:span><text:span text:style-name="T2">D</text:span><text:span text:style-name="T4">U RECOURS</text:span></text:p>
      <text:p text:style-name="P2"/>
      <text:p text:style-name="P3"><office:annotation><dc:creator>sde </dc:creator><dc:date>2011-07-27T10:02:17</dc:date><text:p text:style-name="P15"><text:span text:style-name="T26">do text</text:span></text:p><text:p text:style-name="P15"><text:span text:style-name="T26">from document(at=reference, format='odt')</text:span></text:p></office:annotation>Import depuis reference.odt</text:p>
      <text:p text:style-name="P2"/>
      <text:p text:style-name="P2"><office:annotation><dc:creator>Gauthier Bastien</dc:creator><dc:date>2011-02-16T16:12:24</dc:date><text:p text:style-name="P15"><text:span text:style-name="T25">do text if self.hasMultipleApplicants()</text:span></text:p></office:annotation><text:span text:style-name="T6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5"><text:span text:style-name="T24">do text if self.hasSingleApplicant()</text:span></text:p></office:annotation><text:span text:style-name="T6">Demandeur :</text:span> <text:text-input text:description="Demandeurs">self.getApplicantsSignaletic()</text:text-input></text:p>
      <text:p text:style-name="P2"><text:span text:style-name="T6">Objet :</text:span> <text:text-input text:description="Objet des travaux">self.getLicenceSubject()</text:text-input></text:p>
      <text:p text:style-name="P2"><text:span text:style-name="T6">Situation :</text:span> <text:text-input text:description="Situation des travaux">self.getWorkLocationSignaletic()</text:text-input><text:s/>- <text:span text:style-name="T6">Référence cadastrale</text:span> : <text:text-input text:description="Parcelles">licence_view.get_parcels()</text:text-input></text:p>
      <text:p text:style-name="P6"/>
      <text:p text:style-name="P7"><text:span text:style-name="T10">Le Bourgmestre de </text:span><text:span text:style-name="T10"><text:text-input text:description="">tool.getCityName()</text:text-input></text:span><text:span text:style-name="T9"><text:s/>certifie que </text:span><text:span text:style-name="T15">l</text:span><text:span text:style-name="T16">a décision du</text:span><text:span text:style-name="T15"> recours</text:span><text:span text:style-name="T11">,</text:span><text:span text:style-name="T9"> </text:span><text:span text:style-name="T15">conformément au décret du 5 février 2015 relatif aux implantations commerciales</text:span><text:span text:style-name="T13">,</text:span><text:span text:style-name="T9"> sur </text:span><text:span text:style-name="T10">la demande </text:span><text:span text:style-name="T9">de permis </text:span><text:span text:style-name="T15">intégré</text:span><text:span text:style-name="T12">,</text:span><text:span text:style-name="T9"> a été affiché</text:span><text:span text:style-name="T10">e</text:span><text:span text:style-name="T9"> par l</text:span><text:span text:style-name="T14">a Commune de </text:span><text:span text:style-name="T14"><text:text-input text:description="">tool.getCityName()</text:text-input></text:span><text:span text:style-name="T9"><text:s/>à partir du </text:span><text:span text:style-name="T7"><text:text-input text:description="Objet du permis">licence_view.format_date(self.getLastRecourse().getRecourseDecisionDisplayDate())</text:text-input></text:span><text:span text:style-name="T7"><text:s/></text:span><text:span text:style-name="T17">aux endroits habituels d'affichage, à 4 endroits proches du lieu ou le projet doit être implanté, le long d'une voie publique carros</text:span><text:span text:style-name="T18">s</text:span><text:span text:style-name="T17">able ou de passage, ainsi que de manière parfaitement visible sur le bien concerné par le projet.</text:span></text:p>
      <text:p text:style-name="P9"/>
      <text:p text:style-name="P10">Le Conseil d’Etat, section administration, peut être saisi par requête écrite, signée par l’intéressé ou par un avocat, et ce dans les 60 jours à dater de la notification de la présente.</text:p>
      <text:p text:style-name="P7"/>
      <text:p text:style-name="P8"><text:span text:style-name="T8">Fait à </text:span><text:span text:style-name="T8"><text:text-input text:description="">tool.getCityName()</text:text-input></text:span><text:span text:style-name="T8"><text:s/>le </text:span><text:span text:style-name="T8"><text:date style:data-style-name="N76" text:date-value="2019-05-07T16:17:07.853231364">7 mai 2019</text:date></text:span><text:span text:style-name="T8">.</text:span></text:p>
      <text:p text:style-name="P4"/>
      <text:p text:style-name="P5"><office:annotation><dc:creator>bleybaert</dc:creator><dc:date>2018-07-20T13:49:50</dc:date><loext:sender-initials>ble</loext:sender-initials><text:p text:style-name="P15"><text:span text:style-name="T23">do text</text:span></text:p><text:p text:style-name="P15"><text:span text:style-name="T23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7-20T13:46:32.680258066</meta:creation-date>
    <dc:date>2019-05-07T16:17:07.778379964</dc:date>
    <meta:editing-duration>PT19M16S</meta:editing-duration>
    <meta:editing-cycles>26</meta:editing-cycles>
    <meta:generator>LibreOffice/6.1.5.2$Linux_X86_64 LibreOffice_project/10$Build-2</meta:generator>
    <dc:creator>bleybaert</dc:creator>
    <meta:document-statistic meta:table-count="0" meta:image-count="0" meta:object-count="0" meta:page-count="1" meta:paragraph-count="15" meta:word-count="181" meta:character-count="1238" meta:non-whitespace-character-count="1090"/>
  </office:meta>
</office:document-meta>
</file>